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justify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7" style:parent-style-name="Standard" style:family="paragraph">
      <style:paragraph-properties fo:text-align="justify"/>
    </style:style>
    <style:style style:name="T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/>
    </style:style>
    <style:style style:name="T20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</style:style>
    <style:style style:name="T3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5" style:parent-style-name="Policepardéfaut" style:family="text">
      <style:text-properties fo:font-size="14pt" style:font-size-asian="14pt" style:font-size-complex="14pt"/>
    </style:style>
    <style:style style:name="T36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justify"/>
    </style:style>
    <style:style style:name="T4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7" style:parent-style-name="Standard" style:family="paragraph">
      <style:paragraph-properties fo:text-align="justify"/>
    </style:style>
    <style:style style:name="T58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tab/><text:tab/><text:tab/><text:tab/>Exercice sur les formes verbales.</text:p>
      <text:p text:style-name="P2"><text:span text:style-name="T3">I.</text:span><text:span text:style-name="T4"><text:s/>Conjugaison</text:span><text:span text:style-name="T5">.<text:s/></text:span><text:span text:style-name="T6">Conjugue bien les verbes suivants.</text:span></text:p>
      <text:p text:style-name="P7"><text:span text:style-name="T8">1.marcher<text:s/></text:span><text:span text:style-name="T9">à l'indicatif IMPARFAIT <text:s text:c="3"/></text:span><text:span text:style-name="T10">se diriger<text:s/></text:span><text:span text:style-name="T11">à l'indicatif IMPARFAIT</text:span></text:p>
      <text:p text:style-name="P12">Je marche<text:tab/><text:tab/><text:tab/><text:tab/><text:tab/><text:tab/>Je me<text:s/>dirige</text:p>
      <text:p text:style-name="P13">Tu marches<text:tab/><text:tab/><text:tab/><text:tab/><text:tab/><text:tab/>tu te dirige</text:p>
      <text:p text:style-name="P14">Il marche<text:tab/><text:tab/><text:tab/><text:tab/><text:tab/><text:tab/>il se dirige</text:p>
      <text:p text:style-name="P15">Nous marchons<text:tab/><text:tab/><text:tab/><text:tab/><text:tab/>nous nous dirigeons</text:p>
      <text:p text:style-name="P16">Vous marchez<text:tab/><text:tab/><text:tab/><text:tab/><text:tab/>vous vous dirigez</text:p>
      <text:p text:style-name="P17">Ils marchent<text:tab/><text:tab/><text:tab/><text:tab/><text:tab/><text:tab/>ils se dirigent</text:p>
      <text:p text:style-name="P18"/>
      <text:p text:style-name="P19"><text:span text:style-name="T20">2.tourner<text:s/></text:span><text:span text:style-name="T21">à l'indicatif PASSE SIMPLE <text:s text:c="3"/></text:span><text:span text:style-name="T22">ressentir<text:s/></text:span><text:span text:style-name="T23">à l'indicatif PASSE SIMPLE</text:span></text:p>
      <text:p text:style-name="P24">Je tournai<text:tab/><text:tab/><text:tab/><text:tab/><text:tab/><text:tab/><text:tab/>je<text:s/>ressentis</text:p>
      <text:p text:style-name="P25">Tu tournas<text:tab/><text:tab/><text:tab/><text:tab/><text:tab/><text:tab/><text:tab/>tu ressentis<text:tab/></text:p>
      <text:p text:style-name="P26">Il tourna<text:tab/><text:tab/><text:tab/><text:tab/><text:tab/><text:tab/><text:tab/>il ressentit</text:p>
      <text:p text:style-name="P27">Nous tournions<text:tab/><text:tab/><text:tab/><text:tab/><text:tab/><text:tab/>nous ressentîmes</text:p>
      <text:p text:style-name="P28">Vous tourniez<text:tab/><text:tab/><text:tab/><text:tab/><text:tab/><text:tab/>vous ressentiez</text:p>
      <text:p text:style-name="P29">Ils tournèrent<text:tab/><text:tab/><text:tab/><text:tab/><text:tab/><text:tab/>ils ressentirent</text:p>
      <text:p text:style-name="P30"/>
      <text:p text:style-name="P31"><text:span text:style-name="T32">3.faire</text:span><text:span text:style-name="T33"><text:s/>à l'ind.passé simple <text:s/></text:span><text:span text:style-name="T34">apercevoir<text:s/></text:span><text:span text:style-name="T35">à l'ind.passé simple <text:s/></text:span><text:span text:style-name="T36">être<text:s/></text:span><text:span text:style-name="T37">à l'ind.passé simple</text:span></text:p>
      <text:p text:style-name="P38">Je<text:s/>fis<text:tab/><text:tab/><text:tab/><text:tab/><text:tab/><text:tab/><text:tab/><text:tab/><text:tab/><text:tab/>je<text:s/>fus</text:p>
      <text:p text:style-name="P39">Tu<text:s/>fis<text:tab/><text:tab/><text:tab/><text:tab/><text:tab/><text:tab/><text:tab/><text:tab/><text:tab/><text:tab/>tu fus</text:p>
      <text:p text:style-name="P40">Il<text:s/>fit<text:tab/><text:tab/><text:tab/><text:tab/><text:tab/><text:tab/><text:tab/><text:tab/><text:tab/><text:tab/>il fut</text:p>
      <text:p text:style-name="P41">Nous<text:s/>fîmes<text:tab/><text:tab/><text:tab/><text:tab/><text:tab/><text:tab/><text:tab/><text:tab/><text:tab/>nous fûmes</text:p>
      <text:p text:style-name="P42">Vous<text:s/>fîtes<text:tab/><text:tab/><text:tab/><text:tab/><text:tab/><text:tab/><text:tab/><text:tab/><text:tab/>vous fûtes ils furent</text:p>
      <text:p text:style-name="P43">Ils firent<text:tab/><text:tab/><text:tab/><text:tab/><text:tab/><text:tab/><text:tab/><text:tab/><text:tab/>ils furent</text:p>
      <text:p text:style-name="P44"/>
      <text:p text:style-name="P45"><text:span text:style-name="T46">II.Quelques phrases.<text:s/></text:span><text:span text:style-name="T47">Conjugue les verbes suivants au bon temps (imparfait ou passé simple) :</text:span></text:p>
      <text:p text:style-name="P48">1.Je (regarder)<text:s/>regardai<text:s/>le paysage qui s'(éclairer)<text:s/>s’éclaira<text:s/>avec le soleil.</text:p>
      <text:p text:style-name="P49">2.Les arbres (porter)<text:s/>portait<text:s/>des fruits et la montagne (apparaître)<text:s/>apparut<text:s/>comme imposante.</text:p>
      <text:p text:style-name="P50">3.Les vents (souffler)<text:s/>soufflaient<text:s/>avec douceur durant la matinée.</text:p>
      <text:p text:style-name="P51">4.Je (marcher)<text:s/>marchais<text:s/>depuis déjà quelques heures.</text:p>
      <text:p text:style-name="P52">5.Je (ramasser)<text:s/>ramassais<text:s/>çà et là des bouquets d'églantine.</text:p>
      <text:p text:style-name="P53">6.Une fois le soleil levé, je (tourner) tournais<text:s/>la tête et me (diriger)<text:s/>dirigeais<text:s/>sur le sentier qui (longer)<text:s/>longeait<text:s/>le versant est de la montagne.</text:p>
      <text:p text:style-name="P54">7.Soudain, un vol de canards sauvages se (faire).........entendre et je (sursauter)..................</text:p>
      <text:p text:style-name="P55">8.Moi qui (être).................émotif, je (ressentir).....................alors des tremblements.</text:p>
      <text:p text:style-name="P56">9.Le soleil ensuite m' (aveugler)........................tellement ses rayons (être)....................puissants.</text:p>
      <text:p text:style-name="P57"><text:span text:style-name="T58">10.Mon cœur s' (emballer)........................et je me (réfugier)....................dans la forê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widows="2" fo:orphans="2" style:vertical-align="auto" fo:margin-bottom="0.1111in" fo:line-height="107%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udys" style:display-name="Studys" style:family="paragraph" style:parent-style-name="Standard">
      <style:paragraph-properties fo:text-align="justify" fo:line-height="200%"/>
      <style:text-properties style:font-name="Arial" style:font-name-complex="Arial" fo:font-weight="bold" style:font-weight-asian="bold" style:font-weight-complex="bold" fo:color="#000000" fo:font-size="14pt" style:font-size-asian="14pt" style:font-size-complex="14pt" fo:hyphenate="false"/>
    </style:style>
    <style:style style:name="StandardCar" style:display-name="Standard Car" style:family="text" style:parent-style-name="Policepardéfaut"/>
    <style:style style:name="StudysCar" style:display-name="Studys Car" style:family="text" style:parent-style-name="StandardCar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GIN Enzo</meta:initial-creator>
    <dc:creator>MONGIN Enzo</dc:creator>
    <meta:creation-date>2021-10-01T08:49:00Z</meta:creation-date>
    <dc:date>2021-10-01T08:49:00Z</dc:date>
    <meta:template xlink:href="Normal" xlink:type="simple"/>
    <meta:editing-cycles>2</meta:editing-cycles>
    <meta:editing-duration>PT60S</meta:editing-duration>
    <meta:document-statistic meta:page-count="1" meta:paragraph-count="3" meta:word-count="293" meta:character-count="1906" meta:row-count="13" meta:non-whitespace-character-count="1616"/>
  </office:meta>
</office:document-meta>
</file>